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808cm" fo:min-width="4.254cm"/>
    </style:style>
    <style:style style:name="gr2" style:family="graphic" style:parent-style-name="standard">
      <style:graphic-properties draw:textarea-horizontal-align="justify" draw:textarea-vertical-align="middle" draw:auto-grow-height="false" fo:min-height="2.808cm" fo:min-width="4.44cm"/>
    </style:style>
    <style:style style:name="gr3" style:family="graphic" style:parent-style-name="standard">
      <style:graphic-properties draw:textarea-horizontal-align="justify" draw:textarea-vertical-align="middle" draw:auto-grow-height="false" fo:min-height="1.868cm" fo:min-width="4.44cm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1.868cm" fo:min-width="6.32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1.162cm" fo:min-width="6.322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0.926cm" fo:min-width="6.322cm"/>
    </style:style>
    <style:style style:name="gr7" style:family="graphic" style:parent-style-name="standard">
      <style:graphic-properties draw:fill-color="#cc9900" draw:textarea-horizontal-align="justify" draw:textarea-vertical-align="middle" draw:auto-grow-height="false" fo:min-height="1.632cm" fo:min-width="6.322cm"/>
    </style:style>
    <style:style style:name="gr8" style:family="graphic" style:parent-style-name="standard">
      <style:graphic-properties draw:fill-color="#00cc33" draw:textarea-horizontal-align="justify" draw:textarea-vertical-align="middle" draw:auto-grow-height="false" fo:min-height="3.514cm" fo:min-width="6.792cm"/>
    </style:style>
    <style:style style:name="gr9" style:family="graphic" style:parent-style-name="standard">
      <style:graphic-properties draw:textarea-horizontal-align="justify" draw:textarea-vertical-align="middle" draw:auto-grow-height="false" fo:min-height="0.386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11" style:family="graphic" style:parent-style-name="standard">
      <style:graphic-properties draw:textarea-horizontal-align="justify" draw:textarea-vertical-align="middle" draw:auto-grow-height="false" fo:min-height="0.386cm" fo:min-width="0.83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398cm" fo:min-width="4.44cm"/>
    </style:style>
    <style:style style:name="gr14" style:family="graphic" style:parent-style-name="standard">
      <style:graphic-properties draw:textarea-horizontal-align="justify" draw:textarea-vertical-align="middle" draw:auto-grow-height="false" fo:min-height="1.375cm" fo:min-width="4.44cm"/>
    </style:style>
    <style:style style:name="gr15" style:family="graphic" style:parent-style-name="standard">
      <style:graphic-properties draw:textarea-horizontal-align="justify" draw:textarea-vertical-align="middle" draw:auto-grow-height="false" fo:min-height="0.926cm" fo:min-width="4.44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1.868cm" fo:min-width="6.842cm"/>
    </style:style>
    <style:style style:name="gr17" style:family="graphic" style:parent-style-name="standard">
      <style:graphic-properties draw:fill-color="#cc9900" draw:textarea-horizontal-align="justify" draw:textarea-vertical-align="middle" draw:auto-grow-height="false" fo:min-height="1.896cm" fo:min-width="7.076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102cm" fo:min-width="6.792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1.398cm" fo:min-width="6.984cm"/>
    </style:style>
    <style:style style:name="gr20" style:family="graphic" style:parent-style-name="standard">
      <style:graphic-properties draw:fill-color="#00cc33" draw:textarea-horizontal-align="justify" draw:textarea-vertical-align="middle" draw:auto-grow-height="false" fo:min-height="2.102cm" fo:min-width="6.792cm"/>
    </style:style>
    <style:style style:name="gr21" style:family="graphic" style:parent-style-name="standard">
      <style:graphic-properties draw:textarea-horizontal-align="justify" draw:textarea-vertical-align="middle" draw:auto-grow-height="false" fo:min-height="0.386cm" fo:min-width="0.787cm"/>
    </style:style>
    <style:style style:name="gr22" style:family="graphic" style:parent-style-name="standard">
      <style:graphic-properties draw:textarea-horizontal-align="justify" draw:textarea-vertical-align="middle" draw:auto-grow-height="false" fo:min-height="1.632cm" fo:min-width="4.49cm"/>
    </style:style>
    <style:style style:name="gr23" style:family="graphic" style:parent-style-name="standard">
      <style:graphic-properties draw:textarea-horizontal-align="justify" draw:textarea-vertical-align="middle" draw:auto-grow-height="false" fo:min-height="1.397cm" fo:min-width="4.254cm"/>
    </style:style>
    <style:style style:name="gr24" style:family="graphic" style:parent-style-name="standard">
      <style:graphic-properties draw:textarea-horizontal-align="justify" draw:textarea-vertical-align="middle" draw:auto-grow-height="false" fo:min-height="1.632cm" fo:min-width="4.498cm"/>
    </style:style>
    <style:style style:name="gr25" style:family="graphic" style:parent-style-name="standard">
      <style:graphic-properties draw:textarea-horizontal-align="justify" draw:textarea-vertical-align="middle" draw:auto-grow-height="false" fo:min-height="2.315cm" fo:min-width="4.632cm"/>
    </style:style>
    <style:style style:name="gr26" style:family="graphic" style:parent-style-name="standard">
      <style:graphic-properties draw:textarea-horizontal-align="justify" draw:textarea-vertical-align="middle" draw:auto-grow-height="false" fo:min-height="1.868cm" fo:min-width="4.582cm"/>
    </style:style>
    <style:style style:name="gr27" style:family="graphic" style:parent-style-name="standard">
      <style:graphic-properties draw:fill-color="#cc9900" draw:textarea-horizontal-align="justify" draw:textarea-vertical-align="middle" draw:auto-grow-height="false" fo:min-height="1.868cm" fo:min-width="5.43cm"/>
    </style:style>
    <style:style style:name="gr28" style:family="graphic" style:parent-style-name="standard">
      <style:graphic-properties draw:fill-color="#cc9900" draw:textarea-horizontal-align="justify" draw:textarea-vertical-align="middle" draw:auto-grow-height="false" fo:min-height="0.926cm" fo:min-width="6.078cm"/>
    </style:style>
    <style:style style:name="gr29" style:family="graphic" style:parent-style-name="standard">
      <style:graphic-properties draw:textarea-horizontal-align="justify" draw:textarea-vertical-align="middle" draw:auto-grow-height="false" fo:min-height="0.386cm" fo:min-width="1.271cm"/>
    </style:style>
    <style:style style:name="gr30" style:family="graphic" style:parent-style-name="standard">
      <style:graphic-properties draw:textarea-horizontal-align="justify" draw:textarea-vertical-align="middle" draw:auto-grow-height="false" fo:min-height="1.632cm" fo:min-width="4.34cm"/>
    </style:style>
    <style:style style:name="gr31" style:family="graphic" style:parent-style-name="standard">
      <style:graphic-properties draw:fill-color="#cc9900" draw:textarea-horizontal-align="justify" draw:textarea-vertical-align="middle" draw:auto-grow-height="false" fo:min-height="1.398cm" fo:min-width="5.758cm"/>
    </style:style>
    <style:style style:name="gr32" style:family="graphic" style:parent-style-name="standard">
      <style:graphic-properties draw:textarea-horizontal-align="justify" draw:textarea-vertical-align="middle" draw:auto-grow-height="false" fo:min-height="0.386cm" fo:min-width="1.137cm"/>
    </style:style>
    <style:style style:name="gr33" style:family="graphic" style:parent-style-name="standard">
      <style:graphic-properties draw:textarea-horizontal-align="justify" draw:textarea-vertical-align="middle" draw:auto-grow-height="false" fo:min-height="1.632cm" fo:min-width="4.254cm"/>
    </style:style>
    <style:style style:name="gr34" style:family="graphic" style:parent-style-name="standard">
      <style:graphic-properties draw:textarea-horizontal-align="justify" draw:textarea-vertical-align="middle" draw:auto-grow-height="false" fo:min-height="1.162cm" fo:min-width="4.254cm"/>
    </style:style>
    <style:style style:name="gr35" style:family="graphic" style:parent-style-name="standard">
      <style:graphic-properties draw:textarea-horizontal-align="justify" draw:textarea-vertical-align="middle" draw:auto-grow-height="false" fo:min-height="1.162cm" fo:min-width="4.44cm"/>
    </style:style>
    <style:style style:name="gr36" style:family="graphic" style:parent-style-name="standard">
      <style:graphic-properties draw:fill-color="#cc9900" draw:textarea-horizontal-align="justify" draw:textarea-vertical-align="middle" draw:auto-grow-height="false" fo:min-height="0.528cm" fo:min-width="6.322cm"/>
    </style:style>
    <style:style style:name="gr37" style:family="graphic" style:parent-style-name="standard">
      <style:graphic-properties draw:fill-color="#cc9900" draw:textarea-horizontal-align="justify" draw:textarea-vertical-align="middle" draw:auto-grow-height="false" fo:min-height="1.162cm" fo:min-width="5.85cm"/>
    </style:style>
    <style:style style:name="gr38" style:family="graphic" style:parent-style-name="standard">
      <style:graphic-properties draw:fill-color="#cc9900" draw:textarea-horizontal-align="justify" draw:textarea-vertical-align="middle" draw:auto-grow-height="false" fo:min-height="0.456cm" fo:min-width="6.322cm"/>
    </style:style>
    <style:style style:name="gr39" style:family="graphic" style:parent-style-name="standard">
      <style:graphic-properties draw:fill-color="#00cc33" draw:textarea-horizontal-align="justify" draw:textarea-vertical-align="middle" draw:auto-grow-height="false" fo:min-height="1.796cm" fo:min-width="5.85cm"/>
    </style:style>
    <style:style style:name="gr40" style:family="graphic" style:parent-style-name="standard">
      <style:graphic-properties draw:textarea-horizontal-align="justify" draw:textarea-vertical-align="middle" draw:auto-grow-height="false" fo:min-height="0.898cm" fo:min-width="1.056cm"/>
    </style:style>
    <style:style style:name="gr41" style:family="graphic" style:parent-style-name="standard">
      <style:graphic-properties draw:textarea-horizontal-align="justify" draw:textarea-vertical-align="middle" draw:auto-grow-height="false" fo:min-height="1.864cm" fo:min-width="3.734cm"/>
    </style:style>
    <style:style style:name="gr42" style:family="graphic" style:parent-style-name="standard">
      <style:graphic-properties draw:textarea-horizontal-align="justify" draw:textarea-vertical-align="middle" draw:auto-grow-height="false" fo:min-height="1.148cm" fo:min-width="4.3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-color="#00cc33"/>
      <style:paragraph-properties fo:text-align="center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cc9900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-color="#cc9900"/>
      <style:paragraph-properties fo:text-align="center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16pt"/>
    </style:style>
    <style:style style:name="P11" style:family="paragraph">
      <loext:graphic-properties draw:fill-color="#cc9900"/>
      <style:paragraph-properties fo:text-align="center"/>
      <style:text-properties fo:font-size="16pt"/>
    </style:style>
    <style:style style:name="P12" style:family="paragraph">
      <style:paragraph-properties fo:text-align="center"/>
      <style:text-properties fo:font-size="16pt" fo:font-weight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sero</text:p>
          </draw:text-box>
        </draw:frame>
        <draw:custom-shape draw:style-name="gr1" draw:text-style-name="P1" draw:layer="layout" svg:width="5.134cm" svg:height="3.302cm" svg:x="2.44cm" svg:y="13.716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5.334cm" svg:height="3.302cm" svg:x="2.286cm" svg:y="4.343cm">
          <text:p text:style-name="P1">Representación </text:p>
          <text:p text:style-name="P1">del </text:p>
          <text:p text:style-name="P1">entorn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5.334cm" svg:height="2.286cm" svg:x="2.286cm" svg:y="8.89cm">
          <text:p text:style-name="P1">Manipul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7.366cm" svg:height="2.286cm" svg:x="10.214cm" svg:y="4.064cm">
          <text:list text:style-name="L2">
            <text:list-item>
              <text:p text:style-name="P1">Navegación</text:p>
            </text:list-item>
            <text:list-item>
              <text:p text:style-name="P1">Localización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7.366cm" svg:height="1.524cm" svg:x="10.468cm" svg:y="15.24cm">
          <text:p text:style-name="P1">Sistema de diálogo</text:p>
          <text:p text:style-name="P1">multimod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10.368cm" svg:y="8.382cm">
          <text:p text:style-name="P1">Percepción de 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7.366cm" svg:height="2.032cm" svg:x="10.368cm" svg:y="10.16cm">
          <text:p text:style-name="P1">Sujeción y reubicación </text:p>
          <text:p text:style-name="P1">de objetos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10.368cm" svg:y="13.208cm">
          <text:p text:style-name="P1">Percepción de person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7.874cm" svg:height="4.064cm" svg:x="19.558cm" svg:y="6.35cm">
          <text:list text:style-name="L2">
            <text:list-item>
              <text:p text:style-name="P3">Segmentación</text:p>
            </text:list-item>
            <text:list-item>
              <text:p text:style-name="P3">Reconocimiento</text:p>
            </text:list-item>
            <text:list-item>
              <text:p text:style-name="P3">Categorización</text:p>
            </text:list-item>
            <text:list-item>
              <text:p text:style-name="P3">Detección basada </text:p>
              <text:p text:style-name="P3">en primitivas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layer="layout" svg:width="2.032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778cm" svg:height="1.27cm" svg:x="8.128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778cm" svg:height="1.27cm" svg:x="8.128cm" svg:y="14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1.524cm" svg:height="1.27cm" svg:x="17.934cm" svg:y="8.3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rkovito</text:p>
          </draw:text-box>
        </draw:frame>
        <draw:custom-shape draw:style-name="gr13" draw:text-style-name="P1" draw:layer="layout" svg:width="5.334cm" svg:height="1.778cm" svg:x="2.286cm" svg:y="9.036cm">
          <text:p text:style-name="P1">Dispositiv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5.334cm" svg:height="1.753cm" svg:x="2.286cm" svg:y="4.343cm"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draw:layer="layout" svg:width="5.334cm" svg:height="1.27cm" svg:x="2.286cm" svg:y="7.158cm">
          <text:p text:style-name="P1">Vis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7" draw:layer="layout" svg:width="7.928cm" svg:height="2.286cm" svg:x="9.652cm" svg:y="4.064cm">
          <text:list text:style-name="L2">
            <text:list-item>
              <text:p text:style-name="P6"><text:span text:style-name="T1">Navegación</text:span></text:p>
            </text:list-item>
            <text:list-item>
              <text:p text:style-name="P6"><text:span text:style-name="T1">Planeación de trayectorias</text:span></text:p>
            </text:list-item>
            <text:list-item>
              <text:p text:style-name="P6"><text:span text:style-name="T1">Percepción visual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2" draw:layer="layout" svg:width="8.182cm" svg:height="2.316cm" svg:x="9.652cm" svg:y="14.44cm">
          <text:p text:style-name="P1">Decisiones basadas en </text:p>
          <text:p text:style-name="P1">cadenas </text:p>
          <text:p text:style-name="P1">ocultas de Markov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9" draw:layer="layout" svg:width="7.874cm" svg:height="2.54cm" svg:x="9.652cm" svg:y="7.004cm">
          <text:list text:style-name="L2">
            <text:list-item>
              <text:p text:style-name="P8"><text:span text:style-name="T2">Percepción de objetos</text:span></text:p>
            </text:list-item>
            <text:list-item>
              <text:p text:style-name="P8"><text:span text:style-name="T2">Reconocimiento de rostros</text:span></text:p>
            </text:list-item>
            <text:list-item>
              <text:p text:style-name="P8"><text:span text:style-name="T2">Reconocimiento de gestos</text:span>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2" draw:layer="layout" svg:width="8.082cm" svg:height="1.778cm" svg:x="9.652cm" svg:y="11.5cm">
          <text:p text:style-name="P1">Sintesis de voz y </text:p>
          <text:p text:style-name="P1">reconocimien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4" draw:layer="layout" svg:width="7.874cm" svg:height="2.54cm" svg:x="19.558cm" svg:y="7.05cm">
          <text:list text:style-name="L2">
            <text:list-item>
              <text:p text:style-name="P3">Segmentación</text:p>
            </text:list-item>
            <text:list-item>
              <text:p text:style-name="P3">Reconocimiento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3" draw:layer="layout" svg:width="1.524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1.47cm" svg:height="1.27cm" svg:x="7.928cm" svg:y="7.1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1.47cm" svg:height="1.27cm" svg:x="7.928cm" svg:y="14.8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1.524cm" svg:height="1.27cm" svg:x="17.734cm" svg:y="7.7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5.388cm" svg:height="2.032cm" svg:x="2.232cm" svg:y="11.522cm">
          <text:p text:style-name="P1">Reconocimiento 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" draw:layer="layout" svg:width="5.134cm" svg:height="1.777cm" svg:x="2.441cm" svg:y="14.517cm">
          <text:p text:style-name="P1">Coordin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" draw:layer="layout" svg:width="1.47cm" svg:height="1.27cm" svg:x="7.928cm" svg:y="11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sa</text:p>
          </draw:text-box>
        </draw:frame>
        <draw:custom-shape draw:style-name="gr24" draw:text-style-name="P1" draw:layer="layout" svg:width="5.396cm" svg:height="2.032cm" svg:x="1.778cm" svg:y="11.916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" draw:layer="layout" svg:width="5.542cm" svg:height="2.769cm" svg:x="1.678cm" svg:y="3.843cm">
          <text:p text:style-name="P1">Construcción de </text:p>
          <text:p text:style-name="P1">Mapa y</text:p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" draw:layer="layout" svg:width="5.488cm" svg:height="2.286cm" svg:x="1.778cm" svg:y="7.79cm">
          <text:p text:style-name="P1">Reconocimiento de</text:p>
          <text:p text:style-name="P1">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2" draw:layer="layout" svg:width="6.404cm" svg:height="2.286cm" svg:x="10.276cm" svg:y="3.864cm">
          <text:list text:style-name="L2">
            <text:list-item>
              <text:p text:style-name="P1">Navegación</text:p>
            </text:list-item>
            <text:list-item>
              <text:p text:style-name="P1">Localización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7.366cm" svg:height="1.524cm" svg:x="9.968cm" svg:y="12.84cm">
          <text:p text:style-name="P1">Sistema de diálogo</text:p>
          <text:p text:style-name="P1">multimod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" draw:layer="layout" svg:width="7.104cm" svg:height="1.27cm" svg:x="10.068cm" svg:y="8.082cm">
          <text:p text:style-name="P1">Percepción de 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2" draw:layer="layout" svg:width="7.366cm" svg:height="1.27cm" svg:x="9.968cm" svg:y="11.208cm">
          <text:p text:style-name="P1">Percepción de person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7.874cm" svg:height="4.064cm" svg:x="19.558cm" svg:y="6.35cm">
          <text:list text:style-name="L2">
            <text:list-item>
              <text:p text:style-name="P3">Segmentación</text:p>
            </text:list-item>
            <text:list-item>
              <text:p text:style-name="P3">Reconocimiento</text:p>
            </text:list-item>
            <text:list-item>
              <text:p text:style-name="P3">Extracción de </text:p>
              <text:p text:style-name="P3">características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layer="layout" svg:width="2.032cm" svg:height="1.27cm" svg:x="7.574cm" svg:y="4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2.024cm" svg:height="1.27cm" svg:x="7.628cm" svg:y="8.2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778cm" svg:height="1.27cm" svg:x="7.628cm" svg:y="12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3" draw:layer="layout" svg:width="1.524cm" svg:height="1.27cm" svg:x="17.734cm" svg:y="7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" draw:layer="layout" svg:width="5.226cm" svg:height="2.032cm" svg:x="1.886cm" svg:y="18.11cm">
          <text:p text:style-name="P1">Interfáz gráfica</text:p>
          <text:p text:style-name="P1">Para el usuar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1" draw:text-style-name="P2" draw:layer="layout" svg:width="6.758cm" svg:height="1.778cm" svg:x="10.176cm" svg:y="15.51cm">
          <text:p text:style-name="P1">Sintesis de voz y </text:p>
          <text:p text:style-name="P1">reconocimient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" draw:layer="layout" svg:width="1.87cm" svg:height="1.27cm" svg:x="7.528cm" svg:y="15.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" draw:layer="layout" svg:width="5.134cm" svg:height="2.032cm" svg:x="1.978cm" svg:y="15.294cm">
          <text:p text:style-name="P1">Reconocimiento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ustina</text:p>
          </draw:text-box>
        </draw:frame>
        <draw:custom-shape draw:style-name="gr34" draw:text-style-name="P1" draw:layer="layout" svg:width="5.134cm" svg:height="1.524cm" svg:x="2.394cm" svg:y="16.648cm">
          <text:p text:style-name="P1">Interacción</text:p>
          <text:p text:style-name="P1">Humano-robo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layer="layout" svg:width="5.334cm" svg:height="1.753cm" svg:x="2.286cm" svg:y="4.343cm">
          <text:p text:style-name="P1">Naveg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1" draw:layer="layout" svg:width="5.334cm" svg:height="1.524cm" svg:x="2.286cm" svg:y="11.314cm">
          <text:p text:style-name="P1">Manipulac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7.366cm" svg:height="1.524cm" svg:x="10.214cm" svg:y="4.664cm">
          <text:list text:style-name="L2">
            <text:list-item>
              <text:p text:style-name="P10">Navegación</text:p>
            </text:list-item>
            <text:list-item>
              <text:p text:style-name="P10">Localización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7.366cm" svg:height="1.524cm" svg:x="10.468cm" svg:y="14.04cm">
          <text:p text:style-name="P10">Sistema de diálogo</text:p>
          <text:p text:style-name="P10">multimodal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11" draw:layer="layout" svg:width="7.366cm" svg:height="0.84cm" svg:x="10.368cm" svg:y="7.112cm">
          <text:p text:style-name="P10">Percepción de objet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11" draw:layer="layout" svg:width="6.858cm" svg:height="1.524cm" svg:x="10.476cm" svg:y="11.446cm">
          <text:p text:style-name="P10">Sujeción y reubicación </text:p>
          <text:p text:style-name="P10">de objetos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1" draw:layer="layout" svg:width="7.366cm" svg:height="0.762cm" svg:x="10.368cm" svg:y="9.968cm">
          <text:p text:style-name="P10">Percepción de persona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4" draw:layer="layout" svg:width="6.858cm" svg:height="2.208cm" svg:x="19.874cm" svg:y="6.35cm">
          <text:list text:style-name="L2">
            <text:list-item>
              <text:p text:style-name="P3">Segmentación</text:p>
            </text:list-item>
            <text:list-item>
              <text:p text:style-name="P3">Reconocimiento</text:p>
            </text:list-item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3" draw:layer="layout" svg:width="2.032cm" svg:height="1.27cm" svg:x="7.874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" draw:layer="layout" svg:width="1.778cm" svg:height="2.294cm" svg:x="8.128cm" svg:y="7.6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1.778cm" svg:height="1.27cm" svg:x="7.974cm" svg:y="14.1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1.524cm" svg:height="1.27cm" svg:x="17.934cm" svg:y="6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" draw:layer="layout" svg:width="4.572cm" svg:height="2.282cm" draw:transform="skewX (0.00174532925199433) rotate (0.00174532925199433) translate (2.794cm 13.758cm)">
          <text:p text:style-name="P1">Síntesis y </text:p>
          <text:p text:style-name="P1">reconocimiento </text:p>
          <text:p text:style-name="P1">de voz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1" draw:layer="layout" svg:width="5.226cm" svg:height="1.508cm" svg:x="2.394cm" svg:y="18.842cm">
          <text:p text:style-name="P1">Interfáz gráfica</text:p>
          <text:p text:style-name="P1">Para el usuari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1" draw:layer="layout" svg:width="5.334cm" svg:height="1.524cm" svg:x="2.286cm" svg:y="7.966cm">
          <text:p text:style-name="P1">Visió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7.366cm" svg:height="1.524cm" svg:x="10.368cm" svg:y="8.128cm">
          <text:p text:style-name="P10">Detección y reconocimiento</text:p>
          <text:p text:style-name="P10">de rostr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3" draw:layer="layout" svg:width="1.778cm" svg:height="1.27cm" svg:x="7.97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20:12:25.330954663</meta:creation-date>
    <dc:date>2017-08-22T21:49:30.520014374</dc:date>
    <meta:editing-duration>PT45M35S</meta:editing-duration>
    <meta:editing-cycles>6</meta:editing-cycles>
    <meta:generator>LibreOffice/5.1.6.2$Linux_X86_64 LibreOffice_project/10m0$Build-2</meta:generator>
    <meta:document-statistic meta:object-count="95"/>
  </office:meta>
</office:document-meta>
</file>